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3C0000001586E15B3350E093D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0.71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79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55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22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4" style:family="graphic" style:parent-style-name="standard">
      <style:graphic-properties svg:stroke-color="#000000" draw:fill-color="#ffffff" draw:textarea-horizontal-align="justify" draw:textarea-vertical-align="middle" draw:auto-grow-height="false" fo:min-height="1.728cm" fo:min-width="17.089cm" fo:wrap-option="no-wrap"/>
    </style:style>
    <style:style style:name="gr15" style:family="graphic" style:parent-style-name="standard">
      <style:graphic-properties draw:stroke="none" svg:stroke-color="#000000" draw:fill="none" draw:fill-color="#ffffff" draw:textarea-horizontal-align="left" draw:auto-grow-height="true" draw:auto-grow-width="false" fo:min-height="1.674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428cm"/>
    </style:style>
    <style:style style:name="gr17" style:family="graphic" style:parent-style-name="standard">
      <style:graphic-properties svg:stroke-color="#000000" draw:fill-color="#ffff00" draw:textarea-vertical-align="middle" draw:auto-grow-height="false" fo:min-height="0.578cm" fo:min-width="1.001cm"/>
    </style:style>
    <style:style style:name="pr1" style:family="presentation" style:parent-style-name="Default-title">
      <style:graphic-properties fo:min-height="5.22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stroke="solid" svg:stroke-color="#000000" draw:fill="solid" draw:fill-color="#000000" fo:min-height="11.929cm"/>
    </style:style>
    <style:style style:name="pr8" style:family="presentation" style:parent-style-name="Default-outline1">
      <style:graphic-properties draw:stroke="solid" svg:stroke-color="#000000" draw:fill="solid" draw:fill-color="#ffffff" fo:min-height="11.929cm"/>
    </style:style>
    <style:style style:name="pr9" style:family="presentation" style:parent-style-name="Default-outline1">
      <style:graphic-properties draw:stroke="solid" svg:stroke-color="#000000" draw:fill="solid" draw:fill-color="#ffffcc"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solid" draw:fill-color="#000000"/>
      <style:text-properties fo:color="#dddddd" style:font-name="Courier 10 Pitch1" fo:font-size="24pt" style:font-size-asian="32pt" style:font-size-complex="32pt"/>
    </style:style>
    <style:style style:name="P6" style:family="paragraph">
      <loext:graphic-properties draw:fill="solid" draw:fill-color="#ffffff"/>
      <style:text-properties style:font-name="Courier 10 Pitch1"/>
    </style:style>
    <style:style style:name="P7" style:family="paragraph">
      <loext:graphic-properties draw:fill="solid" draw:fill-color="#ffffcc"/>
      <style:text-properties style:font-name="Courier 10 Pitch1"/>
    </style:style>
    <style:style style:name="P8" style:family="paragraph">
      <loext:graphic-properties draw:fill-color="#ffffff"/>
      <style:paragraph-properties fo:text-align="center"/>
      <style:text-properties style:font-name="Liberation Sans2" fo:font-size="36pt" style:font-size-asian="36pt" style:font-size-complex="36pt"/>
    </style:style>
    <style:style style:name="P9" style:family="paragraph">
      <loext:graphic-properties draw:fill-color="#ffff00"/>
      <style:paragraph-properties fo:text-align="center"/>
    </style:style>
    <style:style style:name="P10" style:family="paragraph">
      <loext:graphic-properties draw:fill="none" draw:fill-color="#ffffff"/>
      <style:text-properties fo:font-size="18pt"/>
    </style:style>
    <style:style style:name="T1" style:family="text">
      <style:text-properties fo:color="#dddddd" style:font-name="Courier 10 Pitch1" fo:font-size="24pt" style:font-size-asian="32pt" style:font-size-complex="32pt"/>
    </style:style>
    <style:style style:name="T2" style:family="text">
      <style:text-properties style:font-name="Courier 10 Pitch1"/>
    </style:style>
    <style:style style:name="T3" style:family="text">
      <style:text-properties style:font-name="Liberation Sans2" fo:font-size="36pt" style:font-size-asian="36pt" style:font-size-complex="36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654cm" svg:height="5.221cm" svg:x="1.27cm" svg:y="-0.02cm" presentation:class="title" presentation:user-transformed="true">
          <draw:text-box>
            <text:p>Setting up and running a full pipeline on the Peregrine computer cluster</text:p>
          </draw:text-box>
        </draw:frame>
        <draw:frame presentation:style-name="pr2" draw:text-style-name="P1" draw:layer="layout" svg:width="27.432cm" svg:height="12.179cm" svg:x="0.254cm" svg:y="4.914cm" presentation:class="subtitle" presentation:user-transformed="true">
          <draw:text-box>
            <text:p>© 2016 Richel Bilderbeek</text:p>
          </draw:text-box>
        </draw:frame>
        <draw:frame draw:style-name="gr1" draw:text-style-name="P2" draw:layer="layout" svg:width="13.157cm" svg:height="0.962cm" svg:x="7.366cm" svg:y="11.738cm">
          <draw:text-box>
            <text:p><text:a xlink:href="https://github.com/richelbilderbeek/Peregrine" xlink:type="simple">https://github.com/richelbilderbeek/Peregrine</text:a></text:p>
          </draw:text-box>
        </draw:frame>
        <draw:frame draw:style-name="gr2" draw:text-style-name="P3" draw:layer="layout" svg:width="2.908cm" svg:height="1.016cm" svg:x="24.638cm" svg:y="19.558cm">
          <draw:image xlink:href="Pictures/100002010000003C0000001586E15B3350E093D9.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Why, Mastery</text:p>
          </draw:text-box>
        </draw:frame>
        <draw:frame presentation:style-name="pr5" draw:layer="layout" svg:width="25.199cm" svg:height="12.179cm" svg:x="1.4cm" svg:y="4.914cm" presentation:class="outline" presentation:user-transformed="true">
          <draw:text-box>
            <text:list text:style-name="L2">
              <text:list-item>
                <text:p>I will show how to set up a pipeline that is easy to run and runs multiple jobs in parallel</text:p>
              </text:list-item>
              <text:list-item>
                <text:p>Starting each step manually is tedius and might lead to irreproducible research</text:p>
              </text:list-item>
              <text:list-item>
                <text:p>You can create a pipeline that is started with a single command and runs multiple jobs in parallel </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79cm" svg:x="1.4cm" svg:y="4.914cm" presentation:class="outline">
          <draw:text-box>
            <text:list text:style-name="L2">
              <text:list-item>
                <text:p>bash #1</text:p>
              </text:list-item>
              <text:list-item>
                <text:p>Job without dependencies</text:p>
              </text:list-item>
              <text:list-item>
                <text:p>bash #2</text:p>
              </text:list-item>
              <text:list-item>
                <text:p>Sequential jobs</text:p>
              </text:list-item>
              <text:list-item>
                <text:p>Parallel jobs</text:p>
              </text:list-item>
              <text:list-item>
                <text:p>bash #3</text:p>
              </text:list-item>
              <text:list-item>
                <text:p>Conclusion</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list text:style-name="L1">
              <text:list-header>
                <text:p>bash #1</text:p>
              </text:list-header>
            </text:list>
          </draw:text-box>
        </draw:frame>
        <draw:frame presentation:style-name="pr7" draw:text-style-name="P5" draw:layer="layout" svg:width="26.67cm" svg:height="1.182cm" svg:x="0.508cm" svg:y="4.914cm" presentation:class="outline" presentation:user-transformed="true">
          <draw:text-box>
            <text:list text:style-name="L2">
              <text:list-header>
                <text:p><text:span text:style-name="T1">echo "Hello world"</text:span></text:p>
              </text:list-header>
            </text:list>
          </draw:text-box>
        </draw:frame>
        <draw:frame presentation:style-name="pr7" draw:text-style-name="P5" xml:id="id18" draw:id="id18" draw:layer="layout" svg:width="26.67cm" svg:height="1.182cm" svg:x="0.508cm" svg:y="11.176cm" presentation:class="outline" presentation:user-transformed="true">
          <draw:text-box>
            <text:list text:style-name="L2">
              <text:list-header>
                <text:p><text:span text:style-name="T1">echo "Hello world" &gt; tmp.txt</text:span></text:p>
              </text:list-header>
            </text:list>
          </draw:text-box>
        </draw:frame>
        <draw:frame presentation:style-name="pr7" draw:text-style-name="P5" xml:id="id20" draw:id="id20" draw:layer="layout" svg:width="26.67cm" svg:height="1.27cm" svg:x="0.508cm" svg:y="14.478cm" presentation:class="outline" presentation:user-transformed="true">
          <draw:text-box>
            <text:list text:style-name="L2">
              <text:list-header>
                <text:p><text:span text:style-name="T1">cat tmp.txt</text:span></text:p>
              </text:list-header>
            </text:list>
          </draw:text-box>
        </draw:frame>
        <draw:frame presentation:style-name="pr7" draw:text-style-name="P5" xml:id="id22" draw:id="id22" draw:layer="layout" svg:width="26.67cm" svg:height="1.27cm" svg:x="0.508cm" svg:y="17.526cm" presentation:class="outline" presentation:user-transformed="true">
          <draw:text-box>
            <text:list text:style-name="L2">
              <text:list-header>
                <text:p><text:span text:style-name="T1">./run.sh</text:span></text:p>
              </text:list-header>
            </text:list>
          </draw:text-box>
        </draw:frame>
        <draw:frame presentation:style-name="pr7" draw:text-style-name="P5" xml:id="id16" draw:id="id16" draw:layer="layout" svg:width="26.67cm" svg:height="1.182cm" svg:x="0.508cm" svg:y="7.962cm" presentation:class="outline" presentation:user-transformed="true">
          <draw:text-box>
            <text:list text:style-name="L2">
              <text:list-header>
                <text:p><text:span text:style-name="T1">ls</text:span></text:p>
              </text:list-header>
            </text:list>
          </draw:text-box>
        </draw:frame>
        <draw:frame draw:style-name="gr4" draw:text-style-name="P2" draw:layer="layout" svg:width="6.293cm" svg:height="0.962cm" svg:x="0.762cm" svg:y="6.604cm">
          <draw:text-box>
            <text:p xml:id="id15" text:id="id15">Display ‘Hello World’</text:p>
          </draw:text-box>
        </draw:frame>
        <draw:frame draw:style-name="gr5" draw:text-style-name="P2" draw:layer="layout" svg:width="6.352cm" svg:height="0.962cm" svg:x="0.51cm" svg:y="9.652cm">
          <draw:text-box>
            <text:p xml:id="id17" text:id="id17">List directory content</text:p>
          </draw:text-box>
        </draw:frame>
        <draw:frame draw:style-name="gr6" draw:text-style-name="P2" draw:layer="layout" svg:width="23.114cm" svg:height="0.962cm" svg:x="0.508cm" svg:y="13.008cm">
          <draw:text-box>
            <text:p xml:id="id19" text:id="id19">Streams the text ‘Hello world’ to file tmp.txt in overwrite mode</text:p>
          </draw:text-box>
        </draw:frame>
        <draw:frame draw:style-name="gr6" draw:text-style-name="P2" draw:layer="layout" svg:width="23.114cm" svg:height="0.962cm" svg:x="0.508cm" svg:y="16.256cm">
          <draw:text-box>
            <text:p xml:id="id21" text:id="id21">Shows the file tmp.txt</text:p>
          </draw:text-box>
        </draw:frame>
        <draw:frame draw:style-name="gr6" draw:text-style-name="P2" draw:layer="layout" svg:width="23.114cm" svg:height="0.962cm" svg:x="0.508cm" svg:y="19.358cm">
          <draw:text-box>
            <text:p xml:id="id23" text:id="id23">Run the local executable bash script called run.sh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3" anim:sub-item="text"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ob without dependencies</text:p>
          </draw:text-box>
        </draw:frame>
        <draw:frame presentation:style-name="pr8" draw:text-style-name="P6" xml:id="id1" draw:id="id1" draw:layer="layout" svg:width="6.219cm" svg:height="1.27cm" svg:x="4.146cm" svg:y="6.35cm" presentation:class="outline" presentation:user-transformed="true">
          <draw:text-box>
            <text:list text:style-name="L2">
              <text:list-header>
                <text:p><text:span text:style-name="T2">run.sh</text:span></text:p>
              </text:list-header>
            </text:list>
          </draw:text-box>
        </draw:frame>
        <draw:frame presentation:style-name="pr8" draw:text-style-name="P6" xml:id="id2" draw:id="id2" draw:layer="layout" svg:width="11.938cm" svg:height="1.27cm" svg:x="1.27cm" svg:y="14.224cm" presentation:class="outline" presentation:user-transformed="true">
          <draw:text-box>
            <text:list text:style-name="L2">
              <text:list-header>
                <text:p><text:span text:style-name="T2">simple_job.sh</text:span></text:p>
              </text:list-header>
            </text:list>
          </draw:text-box>
        </draw:frame>
        <draw:frame presentation:style-name="pr8" draw:text-style-name="P6" xml:id="id3" draw:id="id3" draw:layer="layout" svg:width="6.604cm" svg:height="1.442cm" svg:x="20.32cm" svg:y="14.134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7.255cm" svg:y1="7.62cm" svg:x2="7.239cm" svg:y2="14.224cm" draw:start-shape="id1" draw:start-glue-point="2" draw:end-shape="id2" draw:end-glue-point="0" svg:d="M7255 7620l-16 6604" svg:viewBox="0 0 17 6605">
          <text:p/>
        </draw:connector>
        <draw:frame draw:style-name="gr8" draw:text-style-name="P2" draw:layer="layout" svg:width="2.056cm" svg:height="0.962cm" svg:x="7.342cm" svg:y="10.668cm">
          <draw:text-box>
            <text:p>starts</text:p>
          </draw:text-box>
        </draw:frame>
        <draw:connector draw:style-name="gr7" draw:text-style-name="P3" draw:layer="layout" draw:type="line" svg:x1="13.208cm" svg:y1="14.859cm" svg:x2="20.32cm" svg:y2="14.855cm" draw:start-shape="id2" draw:start-glue-point="1" draw:end-shape="id3" svg:d="M13208 14859l7112-4" svg:viewBox="0 0 7113 5">
          <text:p/>
        </draw:connector>
        <draw:frame draw:style-name="gr9" draw:text-style-name="P2" draw:layer="layout" svg:width="2.581cm" svg:height="0.962cm" svg:x="15.24cm" svg:y="13.811cm">
          <draw:text-box>
            <text:p>creates</text:p>
          </draw:text-box>
        </draw:fram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simple_job ./run.sh </text:span></text:p>
              </text:list-header>
              <text:list-item>
                <text:p><text:span text:style-name="T1">Submitted batch job 7144352</text:span></text:p>
              </text:list-item>
            </text:list>
          </draw:text-box>
        </draw:frame>
        <draw:frame presentation:style-name="pr7" draw:text-style-name="P5" draw:layer="layout" svg:width="26.67cm" svg:height="3.048cm" svg:x="0.762cm" svg:y="8.89cm" presentation:class="outline" presentation:user-transformed="true">
          <draw:text-box>
            <text:list text:style-name="L2">
              <text:list-header>
                <text:p><text:span text:style-name="T1">p230198@pg-login:simple_job cat out.txt </text:span></text:p>
              </text:list-header>
              <text:list-item>
                <text:p><text:span text:style-name="T1">Created by simple_job.sh</text:span></text:p>
              </text:list-item>
            </text:list>
          </draw:text-box>
        </draw:fram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simple_job.sh</text:span></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mple_job.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simple_job</text:span></text:p>
                <text:p><text:span text:style-name="T2">#SBATCH --output=simple_job.log</text:span></text:p>
                <text:p><text:span text:style-name="T2">echo "Created by simple_job.sh" &gt; out.txt</text:span></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h #2</text:p>
          </draw:text-box>
        </draw:frame>
        <draw:frame presentation:style-name="pr7" draw:text-style-name="P5" draw:layer="layout" svg:width="26.67cm" svg:height="1.69cm" svg:x="0.762cm" svg:y="4.66cm" presentation:class="outline" presentation:user-transformed="true">
          <draw:text-box>
            <text:list text:style-name="L2">
              <text:list-header>
                <text:p><text:span text:style-name="T1">echo "Hello world" | cut -d " " -f 1</text:span></text:p>
              </text:list-header>
            </text:list>
          </draw:text-box>
        </draw:frame>
        <draw:frame presentation:style-name="pr7" draw:text-style-name="P5" xml:id="id25" draw:id="id25" draw:layer="layout" svg:width="26.67cm" svg:height="1.27cm" svg:x="0.762cm" svg:y="7.874cm" presentation:class="outline" presentation:user-transformed="true">
          <draw:text-box>
            <text:list text:style-name="L2">
              <text:list-header>
                <text:p><text:span text:style-name="T1">echo "Hello world" | cut -d " " -f 1 &gt; tmp.txt</text:span></text:p>
              </text:list-header>
            </text:list>
          </draw:text-box>
        </draw:frame>
        <draw:frame presentation:style-name="pr7" draw:text-style-name="P5" xml:id="id28" draw:id="id28" draw:layer="layout" svg:width="26.67cm" svg:height="1.27cm" svg:x="0.762cm" svg:y="11.43cm" presentation:class="outline" presentation:user-transformed="true">
          <draw:text-box>
            <text:list text:style-name="L2">
              <text:list-header>
                <text:p><text:span text:style-name="T1">echo "Hello world" | cut -d " " -f 2 &gt;&gt; tmp.txt</text:span></text:p>
              </text:list-header>
            </text:list>
          </draw:text-box>
        </draw:frame>
        <draw:frame presentation:style-name="pr7" draw:text-style-name="P5" xml:id="id31" draw:id="id31" draw:layer="layout" svg:width="26.67cm" svg:height="2.794cm" svg:x="0.762cm" svg:y="14.986cm" presentation:class="outline" presentation:user-transformed="true">
          <draw:text-box>
            <text:list text:style-name="L2">
              <text:list-header>
                <text:p><text:span text:style-name="T1">hi=`echo "Hello world" | cut -d " " -f 1`</text:span></text:p>
              </text:list-header>
              <text:list-item>
                <text:p><text:span text:style-name="T1">echo $hi</text:span></text:p>
              </text:list-item>
            </text:list>
          </draw:text-box>
        </draw:frame>
        <draw:frame draw:style-name="gr6" draw:text-style-name="P2" draw:layer="layout" svg:width="26.669cm" svg:height="0.962cm" svg:x="0.763cm" svg:y="6.658cm">
          <draw:text-box>
            <text:p xml:id="id24" text:id="id24">Pipe the words ‘Hello world’ to cut. Show, using space as a delimiter, the first field</text:p>
          </draw:text-box>
        </draw:frame>
        <draw:frame draw:style-name="gr10" draw:text-style-name="P2" draw:layer="layout" svg:width="26.669cm" svg:height="1.673cm" svg:x="0.763cm" svg:y="9.452cm">
          <draw:text-box>
            <text:p xml:id="id26" text:id="id26">Pipe the words ‘Hello world’ to cut. </text:p>
            <text:p xml:id="id27" text:id="id27">Stream, using space as a delimiter, the first field to tmp.txt in overwrite mode</text:p>
          </draw:text-box>
        </draw:frame>
        <draw:frame draw:style-name="gr10" draw:text-style-name="P2" draw:layer="layout" svg:width="26.669cm" svg:height="1.673cm" svg:x="0.763cm" svg:y="12.954cm">
          <draw:text-box>
            <text:p xml:id="id29" text:id="id29">Pipe the words ‘Hello world’ to cut. </text:p>
            <text:p xml:id="id30" text:id="id30">Append, using space as a delimiter, the second field to tmp.txt</text:p>
          </draw:text-box>
        </draw:frame>
        <draw:frame draw:style-name="gr11" draw:text-style-name="P2" draw:layer="layout" svg:width="26.669cm" svg:height="3.095cm" svg:x="0.762cm" svg:y="17.905cm">
          <draw:text-box>
            <text:p xml:id="id32" text:id="id32">Pipe the words ‘Hello world’ to cut. </text:p>
            <text:p xml:id="id33" text:id="id33">Extract, using space as a delimiter, the first field. </text:p>
            <text:p xml:id="id34" text:id="id34">Store this result in the variable called ‘hi’</text:p>
            <text:p xml:id="id35" text:id="id35">Display the content of the variable ‘hi’</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anim:par>
          </anim:seq>
        </anim:par>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equential job</text:p>
          </draw:text-box>
        </draw:frame>
        <draw:frame presentation:style-name="pr8" draw:text-style-name="P6" xml:id="id6" draw:id="id6" draw:layer="layout" svg:width="6.219cm" svg:height="1.27cm" svg:x="1.147cm" svg:y="2.032cm" presentation:class="outline" presentation:user-transformed="true">
          <draw:text-box>
            <text:list text:style-name="L2">
              <text:list-header>
                <text:p><text:span text:style-name="T2">run.sh</text:span></text:p>
              </text:list-header>
            </text:list>
          </draw:text-box>
        </draw:frame>
        <draw:frame presentation:style-name="pr8" draw:text-style-name="P6" xml:id="id7" draw:id="id7" draw:layer="layout" svg:width="6.604cm" svg:height="1.27cm" svg:x="8.89cm" svg:y="8.128cm" presentation:class="outline" presentation:user-transformed="true">
          <draw:text-box>
            <text:list text:style-name="L2">
              <text:list-header>
                <text:p><text:span text:style-name="T2">job1.sh</text:span></text:p>
              </text:list-header>
            </text:list>
          </draw:text-box>
        </draw:frame>
        <draw:frame presentation:style-name="pr8" draw:text-style-name="P6" xml:id="id4" draw:id="id4" draw:layer="layout" svg:width="6.604cm" svg:height="1.27cm" svg:x="1.016cm" svg:y="19.304cm" presentation:class="outline" presentation:user-transformed="true">
          <draw:text-box>
            <text:list text:style-name="L2">
              <text:list-header>
                <text:p><text:span text:style-name="T2">job2.sh</text:span></text:p>
              </text:list-header>
            </text:list>
          </draw:text-box>
        </draw:frame>
        <draw:frame presentation:style-name="pr8" draw:text-style-name="P6" xml:id="id5" draw:id="id5" draw:layer="layout" svg:width="6.604cm" svg:height="1.27cm" svg:x="20.907cm" svg:y="13.462cm" presentation:class="outline" presentation:user-transformed="true">
          <draw:text-box>
            <text:list text:style-name="L2">
              <text:list-header>
                <text:p><text:span text:style-name="T2">out.txt</text:span></text:p>
              </text:list-header>
            </text:list>
          </draw:text-box>
        </draw:frame>
        <draw:frame draw:style-name="gr8" draw:text-style-name="P2" draw:layer="layout" svg:width="2.056cm" svg:height="0.962cm" svg:x="5.31cm" svg:y="7.801cm">
          <draw:text-box>
            <text:p>starts</text:p>
          </draw:text-box>
        </draw:frame>
        <draw:frame draw:style-name="gr12" draw:text-style-name="P2" draw:layer="layout" svg:width="5.722cm" svg:height="0.962cm" svg:x="4.438cm" svg:y="14.278cm">
          <draw:text-box>
            <text:p>starts after job1.sh</text:p>
          </draw:text-box>
        </draw:frame>
        <draw:frame draw:style-name="gr9" draw:text-style-name="P2" draw:layer="layout" svg:width="2.581cm" svg:height="0.962cm" svg:x="19.304cm" svg:y="7.801cm">
          <draw:text-box>
            <text:p>creates</text:p>
          </draw:text-box>
        </draw:frame>
        <draw:connector draw:style-name="gr7" draw:text-style-name="P3" draw:layer="layout" svg:x1="7.62cm" svg:y1="19.939cm" svg:x2="24.209cm" svg:y2="14.732cm" draw:start-shape="id4" draw:start-glue-point="1" draw:end-shape="id5" draw:end-glue-point="2" svg:d="M7620 19939h16589v-5207" svg:viewBox="0 0 16590 5208">
          <text:p/>
        </draw:connector>
        <draw:frame draw:style-name="gr13" draw:text-style-name="P2" draw:layer="layout" svg:width="3.635cm" svg:height="0.962cm" svg:x="9.827cm" svg:y="18.977cm">
          <draw:text-box>
            <text:p>appends to</text:p>
          </draw:text-box>
        </draw:frame>
        <draw:connector draw:style-name="gr7" draw:text-style-name="P3" draw:layer="layout" svg:x1="4.256cm" svg:y1="3.302cm" svg:x2="8.89cm" svg:y2="8.763cm" draw:start-shape="id6" draw:start-glue-point="2" draw:end-shape="id7" draw:end-glue-point="3" svg:d="M4256 3302v5461h4634" svg:viewBox="0 0 4635 5462">
          <text:p/>
        </draw:connector>
        <draw:connector draw:style-name="gr7" draw:text-style-name="P3" draw:layer="layout" draw:type="line" svg:x1="4.256cm" svg:y1="3.302cm" svg:x2="4.318cm" svg:y2="19.304cm" draw:start-shape="id6" draw:start-glue-point="2" draw:end-shape="id4" draw:end-glue-point="0" svg:d="M4256 3302l62 16002" svg:viewBox="0 0 63 16003">
          <text:p/>
        </draw:connector>
        <draw:connector draw:style-name="gr7" draw:text-style-name="P3" draw:layer="layout" svg:x1="15.494cm" svg:y1="8.763cm" svg:x2="24.209cm" svg:y2="13.462cm" draw:start-shape="id7" draw:start-glue-point="1" draw:end-shape="id5" draw:end-glue-point="0" svg:d="M15494 8763h8715v4699" svg:viewBox="0 0 8716 4700">
          <text:p/>
        </draw:connector>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sequence ./run.sh </text:span></text:p>
              </text:list-header>
              <text:list-item>
                <text:p><text:span text:style-name="T1">Submitted batch job 7144425</text:span></text:p>
              </text:list-item>
            </text:list>
          </draw:text-box>
        </draw:frame>
        <draw:frame presentation:style-name="pr7" draw:text-style-name="P5" draw:layer="layout" svg:width="26.67cm" svg:height="5.08cm" svg:x="0.762cm" svg:y="8.89cm" presentation:class="outline" presentation:user-transformed="true">
          <draw:text-box>
            <text:list text:style-name="L2">
              <text:list-header>
                <text:p><text:span text:style-name="T1">p230198@pg-login:jobs_in_sequence cat out.txt </text:span></text:p>
              </text:list-header>
              <text:list-item>
                <text:p><text:span text:style-name="T1">Created by job1.sh</text:span></text:p>
              </text:list-item>
              <text:list-item>
                <text:p><text:span text:style-name="T1">Appended by job2.sh</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text:p>
                <text:p><text:span text:style-name="T2"># Start job1, store job ID</text:span></text:p>
                <text:p><text:span text:style-name="T2">jobid=`sbatch job1.sh | cut -d ' ' -f 4`</text:span></text:p>
                <text:p><text:span text:style-name="T2"/></text:p>
                <text:p><text:span text:style-name="T2"># Start job2 after job1</text:span></text:p>
                <text:p><text:span text:style-name="T2">sbatch --dependency=afterok:$jobid job2.sh</text:span></text:p>
                <text:p><text:span text:style-name="T2"/></text:p>
              </text:list-header>
            </text:list>
          </draw:text-box>
        </draw:frame>
        <draw:custom-shape draw:style-name="gr14" draw:text-style-name="P8" draw:layer="layout" svg:width="26.924cm" svg:height="3.048cm" svg:x="0.508cm" svg:y="17.526cm">
          <text:list text:style-name="L1">
            <text:list-header>
              <text:p><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text:span></text:p>
                <text:p><text:span text:style-name="T2">#SBATCH --output=job1.log</text:span></text:p>
                <text:p><text:span text:style-name="T2">echo "Created by job1.sh" &gt; out.txt</text:span></text:p>
                <text:p><text:span text:style-name="T2"/></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sh" &gt;&gt; out.txt</text:span></text:p>
                <text:p><text:span text:style-name="T2"/></text:p>
              </text:list-header>
            </text:list>
          </draw:text-box>
        </draw:frame>
        <presentation:notes draw:style-name="dp2">
          <draw:page-thumbnail draw:style-name="gr3"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allel jobs</text:p>
          </draw:text-box>
        </draw:frame>
        <draw:frame presentation:style-name="pr8" draw:text-style-name="P6" xml:id="id11" draw:id="id11" draw:layer="layout" svg:width="10.38cm" svg:height="1.27cm" svg:x="8.382cm" svg:y="9.714cm" presentation:class="outline" presentation:user-transformed="true">
          <draw:text-box>
            <text:list text:style-name="L2">
              <text:list-header>
                <text:p><text:span text:style-name="T2">job1_slave.sh</text:span></text:p>
              </text:list-header>
            </text:list>
          </draw:text-box>
        </draw:frame>
        <draw:frame presentation:style-name="pr8" draw:text-style-name="P6" xml:id="id12" draw:id="id12" draw:layer="layout" svg:width="10.38cm" svg:height="1.27cm" svg:x="8.382cm" svg:y="11.171cm" presentation:class="outline" presentation:user-transformed="true">
          <draw:text-box>
            <text:list text:style-name="L2">
              <text:list-header>
                <text:p><text:span text:style-name="T2">job1_slave.sh</text:span></text:p>
              </text:list-header>
            </text:list>
          </draw:text-box>
        </draw:frame>
        <draw:frame presentation:style-name="pr8" draw:text-style-name="P6" xml:id="id13" draw:id="id13" draw:layer="layout" svg:width="10.38cm" svg:height="1.27cm" svg:x="8.416cm" svg:y="12.646cm" presentation:class="outline" presentation:user-transformed="true">
          <draw:text-box>
            <text:list text:style-name="L2">
              <text:list-header>
                <text:p><text:span text:style-name="T2">job1_slave.sh</text:span></text:p>
              </text:list-header>
            </text:list>
          </draw:text-box>
        </draw:frame>
        <draw:frame presentation:style-name="pr8" draw:text-style-name="P6" xml:id="id8" draw:id="id8" draw:layer="layout" svg:width="6.219cm" svg:height="1.27cm" svg:x="2.286cm" svg:y="2.032cm" presentation:class="outline" presentation:user-transformed="true">
          <draw:text-box>
            <text:list text:style-name="L2">
              <text:list-header>
                <text:p><text:span text:style-name="T2">run.sh</text:span></text:p>
              </text:list-header>
            </text:list>
          </draw:text-box>
        </draw:frame>
        <draw:frame presentation:style-name="pr8" draw:text-style-name="P6" xml:id="id9" draw:id="id9" draw:layer="layout" svg:width="9.652cm" svg:height="1.27cm" svg:x="0.598cm" svg:y="4.826cm" presentation:class="outline" presentation:user-transformed="true">
          <draw:text-box>
            <text:list text:style-name="L2">
              <text:list-header>
                <text:p><text:span text:style-name="T2">job1_master.sh</text:span></text:p>
              </text:list-header>
            </text:list>
          </draw:text-box>
        </draw:frame>
        <draw:frame presentation:style-name="pr8" draw:text-style-name="P6" xml:id="id10" draw:id="id10" draw:layer="layout" svg:width="6.604cm" svg:height="1.27cm" svg:x="2.13cm" svg:y="18.534cm" presentation:class="outline" presentation:user-transformed="true">
          <draw:text-box>
            <text:list text:style-name="L2">
              <text:list-header>
                <text:p><text:span text:style-name="T2">job2.sh</text:span></text:p>
              </text:list-header>
            </text:list>
          </draw:text-box>
        </draw:frame>
        <draw:frame presentation:style-name="pr8" draw:text-style-name="P6" xml:id="id14" draw:id="id14" draw:layer="layout" svg:width="5.842cm" svg:height="1.27cm" svg:x="21.967cm" svg:y="11.163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5.395cm" svg:y1="3.302cm" svg:x2="5.424cm" svg:y2="4.826cm" draw:start-shape="id8" draw:start-glue-point="2" draw:end-shape="id9" svg:d="M5395 3302l29 1524" svg:viewBox="0 0 30 1525">
          <text:p/>
        </draw:connector>
        <draw:connector draw:style-name="gr7" draw:text-style-name="P3" draw:layer="layout" draw:type="line" svg:x1="5.424cm" svg:y1="6.096cm" svg:x2="5.432cm" svg:y2="18.534cm" draw:start-shape="id9" draw:start-glue-point="2" draw:end-shape="id10" draw:end-glue-point="0" svg:d="M5424 6096l8 12438" svg:viewBox="0 0 9 12439">
          <text:p/>
        </draw:connector>
        <draw:connector draw:style-name="gr7" draw:text-style-name="P3" draw:layer="layout" svg:x1="5.424cm" svg:y1="6.096cm" svg:x2="8.382cm" svg:y2="10.349cm" draw:start-shape="id9" draw:start-glue-point="2" draw:end-shape="id11" draw:end-glue-point="3" svg:d="M5424 6096v4253h2958" svg:viewBox="0 0 2959 4254">
          <text:p/>
        </draw:connector>
        <draw:connector draw:style-name="gr7" draw:text-style-name="P3" draw:layer="layout" svg:x1="5.424cm" svg:y1="6.096cm" svg:x2="8.382cm" svg:y2="11.806cm" draw:start-shape="id9" draw:start-glue-point="2" draw:end-shape="id12" draw:end-glue-point="3" svg:d="M5424 6096v5710h2958" svg:viewBox="0 0 2959 5711">
          <text:p/>
        </draw:connector>
        <draw:connector draw:style-name="gr7" draw:text-style-name="P3" draw:layer="layout" svg:x1="5.424cm" svg:y1="6.096cm" svg:x2="8.416cm" svg:y2="13.281cm" draw:start-shape="id9" draw:start-glue-point="2" draw:end-shape="id13" draw:end-glue-point="3" svg:d="M5424 6096v7185h2992" svg:viewBox="0 0 2993 7186">
          <text:p/>
        </draw:connector>
        <draw:frame draw:style-name="gr8" draw:text-style-name="P2" draw:layer="layout" svg:width="2.056cm" svg:height="0.962cm" svg:x="5.588cm" svg:y="3.556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42cm" svg:y="10.655cm">
          <draw:text-box>
            <text:p>starts</text:p>
          </draw:text-box>
        </draw:frame>
        <draw:frame draw:style-name="gr8" draw:text-style-name="P2" draw:layer="layout" svg:width="2.056cm" svg:height="0.962cm" svg:x="5.842cm" svg:y="12.179cm">
          <draw:text-box>
            <text:p>starts</text:p>
          </draw:text-box>
        </draw:frame>
        <draw:frame draw:style-name="gr15" draw:text-style-name="P2" draw:layer="layout" svg:width="6.858cm" svg:height="1.924cm" svg:x="5.588cm" svg:y="15.856cm">
          <draw:text-box>
            <text:p>starts after all job1_slave.sh jobs</text:p>
          </draw:text-box>
        </draw:frame>
        <draw:connector draw:style-name="gr7" draw:text-style-name="P3" draw:layer="layout" svg:x1="10.25cm" svg:y1="5.461cm" svg:x2="24.888cm" svg:y2="11.163cm" draw:start-shape="id9" draw:start-glue-point="1" draw:end-shape="id14" draw:end-glue-point="0" svg:d="M10250 5461h14638v5702" svg:viewBox="0 0 14639 5703">
          <text:p/>
        </draw:connector>
        <draw:frame draw:style-name="gr9" draw:text-style-name="P2" draw:layer="layout" svg:width="2.581cm" svg:height="0.962cm" svg:x="14.224cm" svg:y="4.499cm">
          <draw:text-box>
            <text:p>creates</text:p>
          </draw:text-box>
        </draw:frame>
        <draw:connector draw:style-name="gr7" draw:text-style-name="P3" draw:layer="layout" svg:x1="18.762cm" svg:y1="10.349cm" svg:x2="21.967cm" svg:y2="11.798cm" draw:start-shape="id11" draw:start-glue-point="1" draw:end-shape="id14" draw:end-glue-point="3" svg:d="M18762 10349h1603v1449h1602" svg:viewBox="0 0 3206 1450">
          <text:p/>
        </draw:connector>
        <draw:connector draw:style-name="gr7" draw:text-style-name="P3" draw:layer="layout" svg:x1="18.796cm" svg:y1="13.281cm" svg:x2="21.967cm" svg:y2="11.798cm" draw:start-shape="id13" draw:start-glue-point="1" draw:end-shape="id14" draw:end-glue-point="3" svg:d="M18796 13281h1586v-1483h1585" svg:viewBox="0 0 3172 1484">
          <text:p/>
        </draw:connector>
        <draw:connector draw:style-name="gr7" draw:text-style-name="P3" draw:layer="layout" svg:x1="18.762cm" svg:y1="11.806cm" svg:x2="21.967cm" svg:y2="11.798cm" draw:start-shape="id12" draw:start-glue-point="1" draw:end-shape="id14" draw:end-glue-point="3" svg:d="M18762 11806h1603v-8h1602" svg:viewBox="0 0 3206 9">
          <text:p/>
        </draw:connector>
        <draw:frame draw:style-name="gr16" draw:text-style-name="P2" draw:layer="layout" svg:width="2.928cm" svg:height="0.962cm" svg:x="18.916cm" svg:y="9.344cm">
          <draw:text-box>
            <text:p>appends</text:p>
          </draw:text-box>
        </draw:frame>
        <draw:connector draw:style-name="gr7" draw:text-style-name="P3" draw:layer="layout" svg:x1="8.734cm" svg:y1="19.169cm" svg:x2="24.888cm" svg:y2="12.433cm" draw:start-shape="id10" draw:start-glue-point="1" draw:end-shape="id14" draw:end-glue-point="2" svg:d="M8734 19169h16154v-6736" svg:viewBox="0 0 16155 6737">
          <text:p/>
        </draw:connector>
        <draw:frame draw:style-name="gr16" draw:text-style-name="P2" draw:layer="layout" svg:width="2.928cm" svg:height="0.962cm" svg:x="14.986cm" svg:y="18.034cm">
          <draw:text-box>
            <text:p>appends</text:p>
          </draw:text-box>
        </draw:fram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parallel ./run.sh </text:span></text:p>
              </text:list-header>
              <text:list-item>
                <text:p><text:span text:style-name="T1">Submitted batch job 7144527</text:span></text:p>
              </text:list-item>
            </text:list>
          </draw:text-box>
        </draw:frame>
        <draw:frame presentation:style-name="pr7" draw:text-style-name="P5" draw:layer="layout" svg:width="26.67cm" svg:height="11.43cm" svg:x="0.762cm" svg:y="8.89cm" presentation:class="outline" presentation:user-transformed="true">
          <draw:text-box>
            <text:list text:style-name="L2">
              <text:list-header>
                <text:p><text:span text:style-name="T1">p230198@pg-login:jobs_in_parallel cat out.txt</text:span></text:p>
              </text:list-header>
              <text:list-item>
                <text:p><text:span text:style-name="T1">Created by job1 master</text:span></text:p>
              </text:list-item>
              <text:list-item>
                <text:p><text:span text:style-name="T1">Added by job1 slave number 2</text:span></text:p>
              </text:list-item>
              <text:list-item>
                <text:p><text:span text:style-name="T1">Added by job1 slave number 1</text:span></text:p>
              </text:list-item>
              <text:list-item>
                <text:p><text:span text:style-name="T1">Added by job1 slave number 3</text:span></text:p>
              </text:list-item>
              <text:list-item>
                <text:p><text:span text:style-name="T1">Appended by job2</text:span></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sbatch job1_master.sh</text:span></text:p>
                <text:p><text:span text:style-name="T2"/></text:p>
              </text:list-header>
            </text:list>
          </draw:text-box>
        </draw:frame>
        <presentation:notes draw:style-name="dp2">
          <draw:page-thumbnail draw:style-name="gr3"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master.sh 1/2</text:p>
          </draw:text-box>
        </draw:frame>
        <draw:frame presentation:style-name="pr9" draw:text-style-name="P7" draw:layer="layout" svg:width="25.199cm" svg:height="15.748cm" svg:x="1.4cm" svg:y="4.06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master</text:span></text:p>
                <text:p><text:span text:style-name="T2">#SBATCH --output=job1_master.log</text:span></text:p>
                <text:p><text:span text:style-name="T2"/></text:p>
                <text:p><text:span text:style-name="T2"># Start file creation</text:span></text:p>
                <text:p><text:span text:style-name="T2">echo "Created by job1 master" &gt; out.txt</text:span></text:p>
              </text:list-header>
            </text:list>
          </draw:text-box>
        </draw:frame>
        <draw:custom-shape draw:style-name="gr17" draw:text-style-name="P9" draw:layer="layout" svg:width="2.286cm" svg:height="2.032cm" svg:x="25.714cm" svg:y="18.7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master.sh 2/2</text:p>
          </draw:text-box>
        </draw:frame>
        <draw:frame presentation:style-name="pr9" draw:text-style-name="P7" draw:layer="layout" svg:width="25.199cm" svg:height="16.256cm" svg:x="1.4cm" svg:y="4.064cm" presentation:class="outline" presentation:user-transformed="true">
          <draw:text-box>
            <text:list text:style-name="L2">
              <text:list-header>
                <text:p><text:span text:style-name="T2"># Start all jobs, while collecting the job IDs</text:span></text:p>
                <text:p><text:span text:style-name="T2">jobids=()</text:span></text:p>
                <text:p><text:span text:style-name="T2">for i in {1..3}</text:span></text:p>
                <text:p><text:span text:style-name="T2">do</text:span></text:p>
                <text:p><text:span text:style-name="T2"><text:s text:c="2"/></text:span><text:span text:style-name="T2">cmd="sbatch job1_slave.sh $i"</text:span></text:p>
                <text:p><text:span text:style-name="T2"><text:s text:c="2"/></text:span><text:span text:style-name="T2">jobids+=(`$cmd | cut -d ' ' -f 4`)</text:span></text:p>
                <text:p><text:span text:style-name="T2">done</text:span></text:p>
                <text:p><text:span text:style-name="T2"/></text:p>
                <text:p><text:span text:style-name="T2"># Convert array of job IDs to colon-seperated string</text:span></text:p>
                <text:p><text:span text:style-name="T2">txt=$(printf ":%s" "${jobids[@]}")</text:span></text:p>
                <text:p><text:span text:style-name="T2">txt=${txt:1}</text:span></text:p>
                <text:p><text:span text:style-name="T2"/></text:p>
                <text:p><text:span text:style-name="T2"># Start job2 after all previous jobs have finished</text:span></text:p>
                <text:p><text:span text:style-name="T2">sbatch --dependency=afterok:$txt job2.sh</text:span></text:p>
                <text:p><text:span text:style-name="T2"/></text:p>
              </text:list-header>
            </text:list>
          </draw:text-box>
        </draw:frame>
        <draw:custom-shape draw:style-name="gr17" draw:text-style-name="P9" draw:layer="layout" svg:width="2.286cm" svg:height="2.032cm" svg:x="0cm" svg:y="3.0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slave.sh</text:p>
          </draw:text-box>
        </draw:frame>
        <draw:frame presentation:style-name="pr9" draw:text-style-name="P7" draw:layer="layout" svg:width="25.199cm" svg:height="15.406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slave</text:span></text:p>
                <text:p><text:span text:style-name="T2">#SBATCH --output=job1_slave_%j.log</text:span></text:p>
                <text:p><text:span text:style-name="T2">echo "Added by job1 slave number "$1 &gt;&gt; out.txt</text:span></text:p>
                <text:p><text:span text:style-name="T2"/></text:p>
                <text:p><text:span text:style-name="T2"># To be sure the output file is created before the next step</text:span></text:p>
                <text:p><text:span text:style-name="T2">sleep 1</text:span></text:p>
              </text:list-header>
            </text:list>
          </draw:text-box>
        </draw:frame>
        <presentation:notes draw:style-name="dp2">
          <draw:page-thumbnail draw:style-name="gr3"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 &gt;&gt; out.txt</text:span></text:p>
              </text:list-header>
            </text:list>
          </draw:text-box>
        </draw:frame>
        <presentation:notes draw:style-name="dp2">
          <draw:page-thumbnail draw:style-name="gr3"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h #3</text:p>
          </draw:text-box>
        </draw:frame>
        <draw:frame presentation:style-name="pr7" draw:text-style-name="P5" draw:layer="layout" svg:width="26.67cm" svg:height="1.182cm" svg:x="0.762cm" svg:y="4.66cm" presentation:class="outline" presentation:user-transformed="true">
          <draw:text-box>
            <text:list text:style-name="L2">
              <text:list-header>
                <text:p><text:span text:style-name="T1">egrep -R “error”</text:span></text:p>
              </text:list-header>
            </text:list>
          </draw:text-box>
        </draw:frame>
        <draw:frame draw:style-name="gr6" draw:text-style-name="P10" draw:layer="layout" svg:width="26.669cm" svg:height="0.962cm" svg:x="0.763cm" svg:y="6.15cm">
          <draw:text-box>
            <text:p xml:id="id36" text:id="id36"><text:span text:style-name="T4">Searches all files in folders and subfolders for the regex ‘error’</text:span></text:p>
          </draw:text-box>
        </draw:frame>
        <draw:frame presentation:style-name="pr7" draw:text-style-name="P5" xml:id="id37" draw:id="id37" draw:layer="layout" svg:width="26.67cm" svg:height="1.182cm" svg:x="0.762cm" svg:y="7.62cm" presentation:class="outline" presentation:user-transformed="true">
          <draw:text-box>
            <text:list text:style-name="L2">
              <text:list-header>
                <text:p><text:span text:style-name="T1">egrep -iR “error”</text:span></text:p>
              </text:list-header>
            </text:list>
          </draw:text-box>
        </draw:frame>
        <draw:frame draw:style-name="gr6" draw:text-style-name="P10" draw:layer="layout" svg:width="26.669cm" svg:height="0.962cm" svg:x="0.763cm" svg:y="9.11cm">
          <draw:text-box>
            <text:p xml:id="id38" text:id="id38"><text:span text:style-name="T4">Searches all files in folders and subfolders for the regex ‘error’, case insensitively</text:span></text:p>
          </draw:text-box>
        </draw:frame>
        <draw:frame presentation:style-name="pr7" draw:text-style-name="P5" xml:id="id39" draw:id="id39" draw:layer="layout" svg:width="26.67cm" svg:height="1.182cm" svg:x="0.762cm" svg:y="10.502cm" presentation:class="outline" presentation:user-transformed="true">
          <draw:text-box>
            <text:list text:style-name="L2">
              <text:list-header>
                <text:p><text:span text:style-name="T1">egrep -iR “error” --include=*.log</text:span></text:p>
              </text:list-header>
            </text:list>
          </draw:text-box>
        </draw:frame>
        <draw:frame draw:style-name="gr10" draw:text-style-name="P10" draw:layer="layout" svg:width="26.669cm" svg:height="1.673cm" svg:x="0.763cm" svg:y="11.992cm">
          <draw:text-box>
            <text:p xml:id="id40" text:id="id40"><text:span text:style-name="T4">Searches all files with a .log file extension in folders and subfolders for the regex ‘error’, case insensitively</text:span></text:p>
          </draw:text-box>
        </draw:frame>
        <draw:frame presentation:style-name="pr7" draw:text-style-name="P5" xml:id="id41" draw:id="id41" draw:layer="layout" svg:width="26.67cm" svg:height="2.286cm" svg:x="0.762cm" svg:y="13.97cm" presentation:class="outline" presentation:user-transformed="true">
          <draw:text-box>
            <text:list text:style-name="L2">
              <text:list-header>
                <text:p><text:span text:style-name="T1">scp p230198@peregrine.hpc.rug.nl:/home/p230198/any_folder/*.* ~/any_other_folder</text:span></text:p>
              </text:list-header>
            </text:list>
          </draw:text-box>
        </draw:frame>
        <draw:frame draw:style-name="gr6" draw:text-style-name="P10" draw:layer="layout" svg:width="26.669cm" svg:height="0.962cm" svg:x="0.763cm" svg:y="16.51cm">
          <draw:text-box>
            <text:p xml:id="id42" text:id="id42"><text:span text:style-name="T4">Securely copy all files from a Peregrine folder to a folder in your LWP home</text:span></text:p>
          </draw:text-box>
        </draw:frame>
        <draw:frame presentation:style-name="pr7" draw:text-style-name="P5" xml:id="id43" draw:id="id43" draw:layer="layout" svg:width="26.67cm" svg:height="1.27cm" svg:x="0.762cm" svg:y="17.526cm" presentation:class="outline" presentation:user-transformed="true">
          <draw:text-box>
            <text:list text:style-name="L2">
              <text:list-header>
                <text:p><text:span text:style-name="T1">echo “alias q='squeue -u $USER'” &gt;&gt; ~/.bashrc</text:span></text:p>
              </text:list-header>
            </text:list>
          </draw:text-box>
        </draw:frame>
        <draw:frame draw:style-name="gr6" draw:text-style-name="P10" draw:layer="layout" svg:width="26.669cm" svg:height="0.962cm" svg:x="0.762cm" svg:y="19.05cm">
          <draw:text-box>
            <text:p xml:id="id44" text:id="id44"><text:span text:style-name="T4">Use the command ‘q’ to show your jobs in the queue (after a resta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4" anim:sub-item="text" smil:attributeName="visibility" smil:to="visible"/>
                </anim:par>
              </anim:par>
            </anim:par>
          </anim:seq>
        </anim:par>
        <presentation:notes draw:style-name="dp2">
          <draw:page-thumbnail draw:style-name="gr3"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clusion</text:p>
          </draw:text-box>
        </draw:frame>
        <draw:frame presentation:style-name="pr5" draw:layer="layout" svg:width="25.199cm" svg:height="12.179cm" svg:x="1.4cm" svg:y="4.914cm" presentation:class="outline">
          <draw:text-box>
            <text:list text:style-name="L2">
              <text:list-item>
                <text:p>Setting up linear and parallel jobs is doable</text:p>
              </text:list-item>
              <text:list-item>
                <text:p>Some knowledge of bash is useful</text:p>
                <text:list>
                  <text:list-item>
                    <text:p>especially when something goes wrong</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7-11T14:17:02.443252217</meta:creation-date>
    <dc:date>2016-09-26T16:32:55.850706081</dc:date>
    <meta:editing-duration>PT4H38M13S</meta:editing-duration>
    <meta:editing-cycles>187</meta:editing-cycles>
    <meta:generator>LibreOffice/5.2.1.2$Linux_X86_64 LibreOffice_project/20m0$Build-2</meta:generator>
    <dc:creator>P230198 </dc:creator>
    <meta:document-statistic meta:object-count="188"/>
  </office:meta>
</office:document-meta>
</file>